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2.541cm" fo:margin-left="-0.106cm" fo:margin-top="0cm" fo:margin-bottom="0cm" table:align="left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2.302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4.49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3" style:family="table-row">
      <style:table-row-properties style:min-row-height="0.529cm" fo:keep-together="auto"/>
    </style:style>
    <style:style style:name="Table1.33" style:family="table-row">
      <style:table-row-properties style:min-row-height="1.588cm" fo:keep-together="auto"/>
    </style:style>
    <style:style style:name="Table2" style:family="table">
      <style:table-properties style:width="13.917cm" fo:margin-left="-0.106cm" fo:margin-top="0cm" fo:margin-bottom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3.889cm"/>
    </style:style>
    <style:style style:name="Table2.C" style:family="table-column">
      <style:table-column-properties style:column-width="4.921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3" style:family="table">
      <style:table-properties style:width="13.6cm" fo:margin-left="-0.106cm" fo:margin-top="0cm" fo:margin-bottom="0cm" table:align="left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0.069cm"/>
    </style:style>
    <style:style style:name="Table3.C" style:family="table-column">
      <style:table-column-properties style:column-width="2.258cm"/>
    </style:style>
    <style:style style:name="Table3.D" style:family="table-column">
      <style:table-column-properties style:column-width="2.26cm"/>
    </style:style>
    <style:style style:name="Table3.E" style:family="table-column">
      <style:table-column-properties style:column-width="0.176cm"/>
    </style:style>
    <style:style style:name="Table3.F" style:family="table-column">
      <style:table-column-properties style:column-width="4.339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16.191cm" fo:margin-left="-0.106cm" fo:margin-top="0cm" fo:margin-bottom="0cm" table:align="left"/>
    </style:style>
    <style:style style:name="Table4.A" style:family="table-column">
      <style:table-column-properties style:column-width="5.689cm"/>
    </style:style>
    <style:style style:name="Table4.B" style:family="table-column">
      <style:table-column-properties style:column-width="1.508cm"/>
    </style:style>
    <style:style style:name="Table4.C" style:family="table-column">
      <style:table-column-properties style:column-width="0.339cm"/>
    </style:style>
    <style:style style:name="Table4.D" style:family="table-column">
      <style:table-column-properties style:column-width="0.217cm"/>
    </style:style>
    <style:style style:name="Table4.E" style:family="table-column">
      <style:table-column-properties style:column-width="6.181cm"/>
    </style:style>
    <style:style style:name="Table4.F" style:family="table-column">
      <style:table-column-properties style:column-width="2.258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bottom" fo:padding-left="0.053cm" fo:padding-right="0.053cm" fo:padding-top="0cm" fo:padding-bottom="0cm" fo:border="none"/>
    </style:style>
    <style:style style:name="Table5" style:family="table">
      <style:table-properties style:width="13.944cm" fo:margin-left="-0.106cm" fo:margin-top="0cm" fo:margin-bottom="0cm" table:align="left"/>
    </style:style>
    <style:style style:name="Table5.A" style:family="table-column">
      <style:table-column-properties style:column-width="5.689cm"/>
    </style:style>
    <style:style style:name="Table5.B" style:family="table-column">
      <style:table-column-properties style:column-width="0.318cm"/>
    </style:style>
    <style:style style:name="Table5.C" style:family="table-column">
      <style:table-column-properties style:column-width="0.185cm"/>
    </style:style>
    <style:style style:name="Table5.D" style:family="table-column">
      <style:table-column-properties style:column-width="1.535cm"/>
    </style:style>
    <style:style style:name="Table5.E" style:family="table-column">
      <style:table-column-properties style:column-width="6.218cm"/>
    </style:style>
    <style:style style:name="Table5.1" style:family="table-row">
      <style:table-row-properties style:min-row-height="0.452cm" fo:keep-together="auto"/>
    </style:style>
    <style:style style:name="Table5.A1" style:family="table-cell">
      <style:table-cell-properties style:vertical-align="bottom" fo:padding-left="0.053cm" fo:padding-right="0.053cm" fo:padding-top="0cm" fo:padding-bottom="0cm" fo:border="none"/>
    </style:style>
    <style:style style:name="Table6" style:family="table">
      <style:table-properties style:width="3.995cm" fo:margin-left="-0.106cm" fo:margin-top="0cm" fo:margin-bottom="0cm" table:align="left"/>
    </style:style>
    <style:style style:name="Table6.A" style:family="table-column">
      <style:table-column-properties style:column-width="3.995cm"/>
    </style:style>
    <style:style style:name="Table6.1" style:family="table-row">
      <style:table-row-properties style:min-row-height="0.452cm"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ubtitle">
      <style:text-properties officeooo:rsid="001ff3ab" officeooo:paragraph-rsid="001ff3ab"/>
    </style:style>
    <style:style style:name="P2" style:family="paragraph" style:parent-style-name="Subtitle">
      <style:text-properties officeooo:paragraph-rsid="001f480f"/>
    </style:style>
    <style:style style:name="P3" style:family="paragraph" style:parent-style-name="Text_20_body">
      <style:text-properties officeooo:rsid="001f480f" officeooo:paragraph-rsid="001f480f"/>
    </style:style>
    <style:style style:name="P4" style:family="paragraph" style:parent-style-name="Text_20_body">
      <style:text-properties style:text-line-through-style="none" style:text-line-through-type="none" officeooo:rsid="001f480f" officeooo:paragraph-rsid="001f480f"/>
    </style:style>
    <style:style style:name="P5" style:family="paragraph" style:parent-style-name="Text_20_body">
      <style:text-properties officeooo:rsid="001ff3ab" officeooo:paragraph-rsid="001ff3ab"/>
    </style:style>
    <style:style style:name="P6" style:family="paragraph" style:parent-style-name="Text_20_body">
      <style:paragraph-properties fo:text-align="end" style:justify-single-word="false"/>
      <style:text-properties officeooo:rsid="001ff3ab" officeooo:paragraph-rsid="001ff3ab"/>
    </style:style>
    <style:style style:name="P7" style:family="paragraph" style:parent-style-name="Text_20_body">
      <style:text-properties officeooo:paragraph-rsid="002bb70b"/>
    </style:style>
    <style:style style:name="P8" style:family="paragraph" style:parent-style-name="Text_20_body">
      <style:text-properties officeooo:rsid="00330250" officeooo:paragraph-rsid="00330250"/>
    </style:style>
    <style:style style:name="P9" style:family="paragraph" style:parent-style-name="Text_20_body">
      <style:text-properties officeooo:paragraph-rsid="003773f4"/>
    </style:style>
    <style:style style:name="P10" style:family="paragraph" style:parent-style-name="Text_20_body">
      <style:text-properties officeooo:paragraph-rsid="00227bf5"/>
    </style:style>
    <style:style style:name="P11" style:family="paragraph" style:parent-style-name="Text_20_body">
      <style:text-properties officeooo:rsid="003e641c" officeooo:paragraph-rsid="003e641c"/>
    </style:style>
    <style:style style:name="P12" style:family="paragraph" style:parent-style-name="Text_20_body">
      <style:text-properties officeooo:paragraph-rsid="003e641c"/>
    </style:style>
    <style:style style:name="P13" style:family="paragraph" style:parent-style-name="Text_20_body">
      <style:text-properties officeooo:paragraph-rsid="003fd20e"/>
    </style:style>
    <style:style style:name="P14" style:family="paragraph" style:parent-style-name="Text_20_body">
      <style:text-properties officeooo:rsid="003e9edc" officeooo:paragraph-rsid="003fd20e"/>
    </style:style>
    <style:style style:name="P15" style:family="paragraph" style:parent-style-name="Text_20_body">
      <style:text-properties officeooo:paragraph-rsid="00479937"/>
    </style:style>
    <style:style style:name="P16" style:family="paragraph" style:parent-style-name="Text_20_body">
      <style:text-properties officeooo:paragraph-rsid="004bc508"/>
    </style:style>
    <style:style style:name="P17" style:family="paragraph" style:parent-style-name="Text_20_body">
      <style:text-properties officeooo:paragraph-rsid="00500faf"/>
    </style:style>
    <style:style style:name="P18" style:family="paragraph" style:parent-style-name="Title">
      <style:text-properties style:font-name="Liberation Sans" fo:font-size="28pt" fo:font-weight="bold" officeooo:rsid="00224970" officeooo:paragraph-rsid="00224970" style:font-name-asian="Nimbus Sans" style:font-size-asian="28pt" style:font-weight-asian="bold" style:font-name-complex="Noto Sans Devanagari" style:font-size-complex="28pt" style:font-weight-complex="bold"/>
    </style:style>
    <style:style style:name="P19" style:family="paragraph" style:parent-style-name="Standard">
      <style:paragraph-properties fo:text-align="start" style:justify-single-word="false">
        <style:tab-stops/>
      </style:paragraph-properties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paragraph-rsid="00330250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officeooo:paragraph-rsid="003cbd21"/>
    </style:style>
    <style:style style:name="P22" style:family="paragraph" style:parent-style-name="Standard">
      <style:paragraph-properties fo:text-align="end" style:justify-single-word="false">
        <style:tab-stops/>
      </style:paragraph-properties>
    </style:style>
    <style:style style:name="P23" style:family="paragraph" style:parent-style-name="Standard">
      <style:text-properties officeooo:paragraph-rsid="00227bf5"/>
    </style:style>
    <style:style style:name="P24" style:family="paragraph" style:parent-style-name="Standard">
      <style:text-properties officeooo:rsid="00366aa5" officeooo:paragraph-rsid="00366aa5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rsid="003ac157" officeooo:paragraph-rsid="003ac157"/>
    </style:style>
    <style:style style:name="P26" style:family="paragraph" style:parent-style-name="Standard">
      <style:text-properties officeooo:rsid="003cbd21" officeooo:paragraph-rsid="003cbd21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rsid="003cbd21" officeooo:paragraph-rsid="003cbd21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3d2e4f" officeooo:paragraph-rsid="003d2e4f" style:font-size-asian="10pt" style:font-style-asian="normal" style:font-weight-asian="normal" style:text-emphasize="none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rsid="0045cde7" officeooo:paragraph-rsid="0045cde7"/>
    </style:style>
    <style:style style:name="P31" style:family="paragraph" style:parent-style-name="Standard">
      <style:text-properties officeooo:paragraph-rsid="00479937"/>
    </style:style>
    <style:style style:name="P32" style:family="paragraph" style:parent-style-name="Standard">
      <style:text-properties officeooo:rsid="004bc508"/>
    </style:style>
    <style:style style:name="P33" style:family="paragraph" style:parent-style-name="Standard">
      <style:text-properties officeooo:rsid="004d2bc2" officeooo:paragraph-rsid="004d2bc2"/>
    </style:style>
    <style:style style:name="P34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>
        <style:tab-stops/>
      </style:paragraph-properties>
    </style:style>
    <style:style style:name="P35" style:family="paragraph" style:parent-style-name="Standard">
      <loext:graphic-properties draw:fill="none"/>
      <style:paragraph-properties fo:margin-left="0cm" fo:margin-right="-1.6cm" fo:text-align="start" style:justify-single-word="false" fo:text-indent="0cm" style:auto-text-indent="false" fo:background-color="transparent">
        <style:tab-stops/>
      </style:paragraph-properties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212cm"/>
        </style:tab-stops>
      </style:paragraph-properties>
    </style:style>
    <style:style style:name="P3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ext_20_body">
      <style:text-properties officeooo:paragraph-rsid="00500faf"/>
    </style:style>
    <style:style style:name="P41" style:family="paragraph" style:parent-style-name="Heading_20_1">
      <style:text-properties officeooo:rsid="00227bf5" officeooo:paragraph-rsid="00227bf5"/>
    </style:style>
    <style:style style:name="P42" style:family="paragraph" style:parent-style-name="Heading_20_1">
      <style:text-properties officeooo:rsid="003773f4" officeooo:paragraph-rsid="003773f4"/>
    </style:style>
    <style:style style:name="P43" style:family="paragraph" style:parent-style-name="Heading_20_1">
      <style:text-properties officeooo:rsid="004bc508" officeooo:paragraph-rsid="004bc508"/>
    </style:style>
    <style:style style:name="P44" style:family="paragraph" style:parent-style-name="Heading_20_1">
      <style:text-properties officeooo:paragraph-rsid="004e9e79"/>
    </style:style>
    <style:style style:name="P45" style:family="paragraph" style:parent-style-name="Heading_20_1">
      <style:paragraph-properties fo:break-before="page"/>
      <style:text-properties officeooo:rsid="00479937" officeooo:paragraph-rsid="00479937"/>
    </style:style>
    <style:style style:name="P46" style:family="paragraph" style:parent-style-name="Heading_20_2">
      <style:text-properties officeooo:rsid="003e641c" officeooo:paragraph-rsid="003e641c"/>
    </style:style>
    <style:style style:name="T1" style:family="text">
      <style:text-properties style:text-line-through-style="none" style:text-line-through-type="none" officeooo:rsid="001f480f"/>
    </style:style>
    <style:style style:name="T2" style:family="text">
      <style:text-properties style:text-line-through-style="none" style:text-line-through-type="none" officeooo:rsid="001ff3ab"/>
    </style:style>
    <style:style style:name="T3" style:family="text">
      <style:text-properties style:text-line-through-style="none" style:text-line-through-type="none" style:font-name="Liberation Sans" fo:font-size="18pt" officeooo:rsid="00224970" style:font-name-asian="Nimbus Sans" style:font-size-asian="18pt" style:font-name-complex="Noto Sans Devanagari" style:font-size-complex="18pt"/>
    </style:style>
    <style:style style:name="T4" style:family="text">
      <style:text-properties officeooo:rsid="00366aa5"/>
    </style:style>
    <style:style style:name="T5" style:family="text">
      <style:text-properties officeooo:rsid="003773f4"/>
    </style:style>
    <style:style style:name="T6" style:family="text">
      <style:text-properties officeooo:rsid="00385273"/>
    </style:style>
    <style:style style:name="T7" style:family="text">
      <style:text-properties officeooo:rsid="0039c44a"/>
    </style:style>
    <style:style style:name="T8" style:family="text">
      <style:text-properties style:font-name="Liberation Sans" fo:font-size="16.1000003814697pt" fo:font-weight="bold" officeooo:rsid="0039c44a" style:font-name-asian="Nimbus Sans" style:font-size-asian="16.1000003814697pt" style:font-weight-asian="bold" style:font-name-complex="Noto Sans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3abff3" style:font-name-asian="Nimbus Sans" style:font-size-asian="16.1000003814697pt" style:font-weight-asian="bold" style:font-name-complex="Noto Sans Devanagari" style:font-size-complex="16.1000003814697pt" style:font-weight-complex="bold"/>
    </style:style>
    <style:style style:name="T10" style:family="text">
      <style:text-properties style:font-name="Liberation Sans" fo:font-size="18.2000007629395pt" fo:font-weight="bold" officeooo:rsid="00506b8c" style:font-name-asian="Nimbus Sans" style:font-size-asian="18.2000007629395pt" style:font-weight-asian="bold" style:font-name-complex="Noto Sans Devanagari" style:font-size-complex="18.2000007629395pt" style:font-weight-complex="bold"/>
    </style:style>
    <style:style style:name="T11" style:family="text">
      <style:text-properties officeooo:rsid="003abff3"/>
    </style:style>
    <style:style style:name="T12" style:family="text">
      <style:text-properties officeooo:rsid="003e641c"/>
    </style:style>
    <style:style style:name="T13" style:family="text">
      <style:text-properties officeooo:rsid="003e9edc"/>
    </style:style>
    <style:style style:name="T14" style:family="text">
      <style:text-properties officeooo:rsid="003fd20e"/>
    </style:style>
    <style:style style:name="T15" style:family="text">
      <style:text-properties officeooo:rsid="004378f4"/>
    </style:style>
    <style:style style:name="T16" style:family="text">
      <style:text-properties officeooo:rsid="004bc508"/>
    </style:style>
    <style:style style:name="T17" style:family="text">
      <style:text-properties officeooo:rsid="004e9e79"/>
    </style:style>
    <style:style style:name="T18" style:family="text">
      <style:text-properties officeooo:rsid="004ee27a"/>
    </style:style>
    <style:style style:name="T19" style:family="text">
      <style:text-properties officeooo:rsid="00500faf"/>
    </style:style>
    <style:style style:name="T20" style:family="text">
      <style:text-properties officeooo:rsid="005377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A</text:p>
      <text:p text:style-name="P3"/>
      <text:p text:style-name="P2"><text:span text:style-name="T1">- </text:span><text:span text:style-name="T2">práctica </text:span><text:span text:style-name="T3">5</text:span><text:span text:style-name="T1"> -</text:span></text:p>
      <text:p text:style-name="Subtitle"/>
      <text:p text:style-name="P1">Por: </text:p>
      <text:p text:style-name="P1">Diego Caballé Casanova (738712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4"/>
      <text:p text:style-name="P4"/>
      <text:p text:style-name="P4"/>
      <text:p text:style-name="P4"/>
      <text:h text:style-name="P41" text:outline-level="1"><text:soft-page-break/><text:span text:style-name="T4">1.1 </text:span>Perceptron</text:h>
      <text:p text:style-name="P7"/>
      <text:p text:style-name="P8">Para el perceptron se han hecho multiples pruebas y se ha sacado la media para tener un resultado lo más correcto posible, <text:span text:style-name="T4">la primera linea es la combinación de opciones, la segunda linea especifica la columna de los datos y las siguientes son las distintas pruebas, en donde la última linea es la media de los resultados</text:span>: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EarlyStopping</text:p>
          </table:table-cell>
          <table:table-cell table:style-name="Table1.A1" office:value-type="string">
            <text:p text:style-name="P19">sigmoid</text:p>
          </table:table-cell>
          <table:table-cell table:style-name="Table1.A1" office:value-type="string">
            <text:p text:style-name="P19">SGD</text:p>
          </table:table-cell>
          <table:table-cell table:style-name="Table1.A1" office:value-type="string">
            <text:p text:style-name="P34">categorical_crossentropy</text:p>
          </table:table-cell>
        </table:table-row>
        <table:table-row table:style-name="Table1.1">
          <table:table-cell table:style-name="Table1.A1" office:value-type="string">
            <text:p text:style-name="P19">Time</text:p>
          </table:table-cell>
          <table:table-cell table:style-name="Table1.A1" office:value-type="string">
            <text:p text:style-name="P19">Accuracy Tr</text:p>
          </table:table-cell>
          <table:table-cell table:style-name="Table1.A1" office:value-type="string">
            <text:p text:style-name="P19">Accuracy Test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6,157</text:p>
          </table:table-cell>
          <table:table-cell table:style-name="Table1.A1" office:value-type="string">
            <text:p text:style-name="P22">90</text:p>
          </table:table-cell>
          <table:table-cell table:style-name="Table1.A1" office:value-type="string">
            <text:p text:style-name="P22">90,7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6,042</text:p>
          </table:table-cell>
          <table:table-cell table:style-name="Table1.A1" office:value-type="string">
            <text:p text:style-name="P22">90,01</text:p>
          </table:table-cell>
          <table:table-cell table:style-name="Table1.A1" office:value-type="string">
            <text:p text:style-name="P22">90,52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6,278</text:p>
          </table:table-cell>
          <table:table-cell table:style-name="Table1.A1" office:value-type="string">
            <text:p text:style-name="P22">89,96</text:p>
          </table:table-cell>
          <table:table-cell table:style-name="Table1.A1" office:value-type="string">
            <text:p text:style-name="P22">90,71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6,324</text:p>
          </table:table-cell>
          <table:table-cell table:style-name="Table1.A1" office:value-type="string">
            <text:p text:style-name="P22">89,97</text:p>
          </table:table-cell>
          <table:table-cell table:style-name="Table1.A1" office:value-type="string">
            <text:p text:style-name="P22">90,56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2">16,1995034435666</text:p>
          </table:table-cell>
          <table:table-cell table:style-name="Table1.A1" office:value-type="string">
            <text:p text:style-name="P22">89,9849952769906</text:p>
          </table:table-cell>
          <table:table-cell table:style-name="Table1.A1" office:value-type="string">
            <text:p text:style-name="P22">90,622422543929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>EarlyStopping</text:p>
          </table:table-cell>
          <table:table-cell table:style-name="Table1.A1" office:value-type="string">
            <text:p text:style-name="P19">softmax</text:p>
          </table:table-cell>
          <table:table-cell table:style-name="Table1.A1" office:value-type="string">
            <text:p text:style-name="P19">SGD</text:p>
          </table:table-cell>
          <table:table-cell table:style-name="Table1.A1" office:value-type="string">
            <text:p text:style-name="P34">categorical_crossentropy</text:p>
          </table:table-cell>
        </table:table-row>
        <table:table-row table:style-name="Table1.1">
          <table:table-cell table:style-name="Table1.A1" office:value-type="string">
            <text:p text:style-name="P19">Time</text:p>
          </table:table-cell>
          <table:table-cell table:style-name="Table1.A1" office:value-type="string">
            <text:p text:style-name="P19">Accuracy Tr</text:p>
          </table:table-cell>
          <table:table-cell table:style-name="Table1.A1" office:value-type="string">
            <text:p text:style-name="P19">Accuracy Test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5,13</text:p>
          </table:table-cell>
          <table:table-cell table:style-name="Table1.A1" office:value-type="string">
            <text:p text:style-name="P22">90,12</text:p>
          </table:table-cell>
          <table:table-cell table:style-name="Table1.A1" office:value-type="string">
            <text:p text:style-name="P22">90,86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4,944</text:p>
          </table:table-cell>
          <table:table-cell table:style-name="Table1.A1" office:value-type="string">
            <text:p text:style-name="P22">90,1</text:p>
          </table:table-cell>
          <table:table-cell table:style-name="Table1.A1" office:value-type="string">
            <text:p text:style-name="P22">90,67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4,938</text:p>
          </table:table-cell>
          <table:table-cell table:style-name="Table1.A1" office:value-type="string">
            <text:p text:style-name="P22">90,14</text:p>
          </table:table-cell>
          <table:table-cell table:style-name="Table1.A1" office:value-type="string">
            <text:p text:style-name="P22">90,82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4,923</text:p>
          </table:table-cell>
          <table:table-cell table:style-name="Table1.A1" office:value-type="string">
            <text:p text:style-name="P22">90,12</text:p>
          </table:table-cell>
          <table:table-cell table:style-name="Table1.A1" office:value-type="string">
            <text:p text:style-name="P22">90,82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2">14,9832733048036</text:p>
          </table:table-cell>
          <table:table-cell table:style-name="Table1.A1" office:value-type="string">
            <text:p text:style-name="P22">90,1199977807367</text:p>
          </table:table-cell>
          <table:table-cell table:style-name="Table1.A1" office:value-type="string">
            <text:p text:style-name="P22">90,7924419241184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>EarlyStopping</text:p>
          </table:table-cell>
          <table:table-cell table:style-name="Table1.A1" office:value-type="string">
            <text:p text:style-name="P19">sigmoid</text:p>
          </table:table-cell>
          <table:table-cell table:style-name="Table1.A1" office:value-type="string">
            <text:p text:style-name="P19">RMSprop</text:p>
          </table:table-cell>
          <table:table-cell table:style-name="Table1.A1" office:value-type="string">
            <text:p text:style-name="P34">categorical_crossentropy</text:p>
          </table:table-cell>
        </table:table-row>
        <table:table-row table:style-name="Table1.1">
          <table:table-cell table:style-name="Table1.A1" office:value-type="string">
            <text:p text:style-name="P19">Time</text:p>
          </table:table-cell>
          <table:table-cell table:style-name="Table1.A1" office:value-type="string">
            <text:p text:style-name="P19">Accuracy Tr</text:p>
          </table:table-cell>
          <table:table-cell table:style-name="Table1.A1" office:value-type="string">
            <text:p text:style-name="P19">Accuracy Test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8,119</text:p>
          </table:table-cell>
          <table:table-cell table:style-name="Table1.A1" office:value-type="string">
            <text:p text:style-name="P22">93,16</text:p>
          </table:table-cell>
          <table:table-cell table:style-name="Table1.A1" office:value-type="string">
            <text:p text:style-name="P22">92,78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8,846</text:p>
          </table:table-cell>
          <table:table-cell table:style-name="Table1.A1" office:value-type="string">
            <text:p text:style-name="P22">93,28</text:p>
          </table:table-cell>
          <table:table-cell table:style-name="Table1.A1" office:value-type="string">
            <text:p text:style-name="P22">92,63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7,879</text:p>
          </table:table-cell>
          <table:table-cell table:style-name="Table1.A1" office:value-type="string">
            <text:p text:style-name="P22">93,17</text:p>
          </table:table-cell>
          <table:table-cell table:style-name="Table1.A1" office:value-type="string">
            <text:p text:style-name="P22">92,6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2">18,2721956448209</text:p>
          </table:table-cell>
          <table:table-cell table:style-name="Table1.A1" office:value-type="string">
            <text:p text:style-name="P22">93,2033016352407</text:p>
          </table:table-cell>
          <table:table-cell table:style-name="Table1.A1" office:value-type="string">
            <text:p text:style-name="P22">92,6699331317728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>EarlyStopping</text:p>
          </table:table-cell>
          <table:table-cell table:style-name="Table1.A1" office:value-type="string">
            <text:p text:style-name="P19">softmax</text:p>
          </table:table-cell>
          <table:table-cell table:style-name="Table1.A1" office:value-type="string">
            <text:p text:style-name="P19">RMSprop</text:p>
          </table:table-cell>
          <table:table-cell table:style-name="Table1.A1" office:value-type="string">
            <text:p text:style-name="P34">categorical_crossentropy</text:p>
          </table:table-cell>
        </table:table-row>
        <table:table-row table:style-name="Table1.1">
          <table:table-cell table:style-name="Table1.A1" office:value-type="string">
            <text:p text:style-name="P19">Time</text:p>
          </table:table-cell>
          <table:table-cell table:style-name="Table1.A1" office:value-type="string">
            <text:p text:style-name="P19">Accuracy Tr</text:p>
          </table:table-cell>
          <table:table-cell table:style-name="Table1.A1" office:value-type="string">
            <text:p text:style-name="P19">Accuracy Test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6,653</text:p>
          </table:table-cell>
          <table:table-cell table:style-name="Table1.A1" office:value-type="string">
            <text:p text:style-name="P22">93,21</text:p>
          </table:table-cell>
          <table:table-cell table:style-name="Table1.A1" office:value-type="string">
            <text:p text:style-name="P22">92,63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7,012</text:p>
          </table:table-cell>
          <table:table-cell table:style-name="Table1.A1" office:value-type="string">
            <text:p text:style-name="P22">93,12</text:p>
          </table:table-cell>
          <table:table-cell table:style-name="Table1.A1" office:value-type="string">
            <text:p text:style-name="P22">92,76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6,888</text:p>
          </table:table-cell>
          <table:table-cell table:style-name="Table1.A1" office:value-type="string">
            <text:p text:style-name="P22">93,3</text:p>
          </table:table-cell>
          <table:table-cell table:style-name="Table1.A1" office:value-type="string">
            <text:p text:style-name="P22">92,77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2">16,8496804623169</text:p>
          </table:table-cell>
          <table:table-cell table:style-name="Table1.A1" office:value-type="string">
            <text:p text:style-name="P22">93,2099420662839</text:p>
          </table:table-cell>
          <table:table-cell table:style-name="Table1.A1" office:value-type="string">
            <text:p text:style-name="P22">92,7199561194029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33">
          <table:table-cell table:style-name="Table1.A1" office:value-type="string">
            <text:p text:style-name="P19"/>
            <text:p text:style-name="P19"><text:soft-page-break/></text:p>
            <text:p text:style-name="P19"/>
            <text:p text:style-name="P19">EarlyStopping</text:p>
          </table:table-cell>
          <table:table-cell table:style-name="Table1.A1" office:value-type="string">
            <text:p text:style-name="P19"/>
            <text:p text:style-name="P19"><text:soft-page-break/></text:p>
            <text:p text:style-name="P19"/>
            <text:p text:style-name="P19">sigmoid</text:p>
          </table:table-cell>
          <table:table-cell table:style-name="Table1.A1" office:value-type="string">
            <text:p text:style-name="P19"/>
            <text:p text:style-name="P19"><text:soft-page-break/></text:p>
            <text:p text:style-name="P19"/>
            <text:p text:style-name="P19">Adam</text:p>
          </table:table-cell>
          <table:table-cell table:style-name="Table1.A1" office:value-type="string">
            <text:p text:style-name="P34"/>
            <text:p text:style-name="P34"><text:soft-page-break/></text:p>
            <text:p text:style-name="P34"/>
            <text:p text:style-name="P34">categorical_crossentropy</text:p>
          </table:table-cell>
        </table:table-row>
        <table:table-row table:style-name="Table1.1">
          <table:table-cell table:style-name="Table1.A1" office:value-type="string">
            <text:p text:style-name="P19">Time</text:p>
          </table:table-cell>
          <table:table-cell table:style-name="Table1.A1" office:value-type="string">
            <text:p text:style-name="P19">Accuracy Tr</text:p>
          </table:table-cell>
          <table:table-cell table:style-name="Table1.A1" office:value-type="string">
            <text:p text:style-name="P19">Accuracy Test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8,038</text:p>
          </table:table-cell>
          <table:table-cell table:style-name="Table1.A1" office:value-type="string">
            <text:p text:style-name="P22">93,25</text:p>
          </table:table-cell>
          <table:table-cell table:style-name="Table1.A1" office:value-type="string">
            <text:p text:style-name="P22">92,75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7,943</text:p>
          </table:table-cell>
          <table:table-cell table:style-name="Table1.A1" office:value-type="string">
            <text:p text:style-name="P22">93,33</text:p>
          </table:table-cell>
          <table:table-cell table:style-name="Table1.A1" office:value-type="string">
            <text:p text:style-name="P22">92,83</text:p>
          </table:table-cell>
          <table:table-cell table:style-name="Table1.A1" office:value-type="string">
            <text:p text:style-name="P22"/>
          </table:table-cell>
        </table:table-row>
        <table:table-row table:style-name="Table1.3">
          <table:table-cell table:style-name="Table1.A1" office:value-type="string">
            <text:p text:style-name="P22">17,699</text:p>
          </table:table-cell>
          <table:table-cell table:style-name="Table1.A1" office:value-type="string">
            <text:p text:style-name="P22">93,31</text:p>
          </table:table-cell>
          <table:table-cell table:style-name="Table1.A1" office:value-type="string">
            <text:p text:style-name="P22">92,67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2">17,8921895791151</text:p>
          </table:table-cell>
          <table:table-cell table:style-name="Table1.A1" office:value-type="string">
            <text:p text:style-name="P22">93,2966542784648</text:p>
          </table:table-cell>
          <table:table-cell table:style-name="Table1.A1" office:value-type="string">
            <text:p text:style-name="P22">92,7499539981917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>EarlyStopping</text:p>
          </table:table-cell>
          <table:table-cell table:style-name="Table1.A1" office:value-type="string">
            <text:p text:style-name="P19">softmax</text:p>
          </table:table-cell>
          <table:table-cell table:style-name="Table1.A1" office:value-type="string">
            <text:p text:style-name="P19">Adam</text:p>
          </table:table-cell>
          <table:table-cell table:style-name="Table1.A1" office:value-type="string">
            <text:p text:style-name="P19">Categorical crossentropy</text:p>
          </table:table-cell>
        </table:table-row>
        <table:table-row table:style-name="Table1.1">
          <table:table-cell table:style-name="Table1.A1" office:value-type="string">
            <text:p text:style-name="P19">Time</text:p>
          </table:table-cell>
          <table:table-cell table:style-name="Table1.A1" office:value-type="string">
            <text:p text:style-name="P19">Accuracy Tr</text:p>
          </table:table-cell>
          <table:table-cell table:style-name="Table1.A1" office:value-type="string">
            <text:p text:style-name="P19">Accuracy Test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6,867</text:p>
          </table:table-cell>
          <table:table-cell table:style-name="Table1.A1" office:value-type="string">
            <text:p text:style-name="P22">93,26</text:p>
          </table:table-cell>
          <table:table-cell table:style-name="Table1.A1" office:value-type="string">
            <text:p text:style-name="P22">92,8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6,519</text:p>
          </table:table-cell>
          <table:table-cell table:style-name="Table1.A1" office:value-type="string">
            <text:p text:style-name="P22">93,19</text:p>
          </table:table-cell>
          <table:table-cell table:style-name="Table1.A1" office:value-type="string">
            <text:p text:style-name="P22">92,62</text:p>
          </table:table-cell>
          <table:table-cell table:style-name="Table1.A1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2">16,904</text:p>
          </table:table-cell>
          <table:table-cell table:style-name="Table1.A1" office:value-type="string">
            <text:p text:style-name="P22">93,28</text:p>
          </table:table-cell>
          <table:table-cell table:style-name="Table1.A1" office:value-type="string">
            <text:p text:style-name="P22">92,64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2">16,7615263107117</text:p>
          </table:table-cell>
          <table:table-cell table:style-name="Table1.A1" office:value-type="string">
            <text:p text:style-name="P22">93,2433173618048</text:p>
          </table:table-cell>
          <table:table-cell table:style-name="Table1.A1" office:value-type="string">
            <text:p text:style-name="P22">92,6865966988122</text:p>
          </table:table-cell>
          <table:table-cell table:style-name="Table1.A1" office:value-type="string">
            <text:p text:style-name="P19"/>
          </table:table-cell>
        </table:table-row>
      </table:table>
      <text:p text:style-name="Standard"/>
      <text:p text:style-name="Standard"/>
      <text:p text:style-name="Standard">**sigmoid RMSprop <text:s/>mean_squared_error**</text:p>
      <text:p text:style-name="Standard"/>
      <text:p text:style-name="Standard">Training time: 15.144135000000002</text:p>
      <text:p text:style-name="Standard"/>
      <text:p text:style-name="Standard">Accuracy train: 92.41999983787537</text:p>
      <text:p text:style-name="Standard"/>
      <text:p text:style-name="Standard">Accuracy test: <text:s/>92.39000082015991</text:p>
      <text:p text:style-name="Standard"/>
      <text:p text:style-name="Standard"/>
      <text:p text:style-name="Standard">**sigmoid Adam <text:s/>mean_squared_error**</text:p>
      <text:p text:style-name="Standard"/>
      <text:p text:style-name="Standard">Training time: 14.786914</text:p>
      <text:p text:style-name="Standard"/>
      <text:p text:style-name="Standard">Accuracy train: 92.330002784729</text:p>
      <text:p text:style-name="Standard"/>
      <text:p text:style-name="Standard">Accuracy test: <text:s/>92.35000014305115</text:p>
      <text:p text:style-name="Standard"/>
      <text:p text:style-name="Standard"/>
      <text:p text:style-name="Standard">**softmax RMSprop <text:s/>mean_squared_error**</text:p>
      <text:p text:style-name="Standard"/>
      <text:p text:style-name="Standard">Training time: 15.850992000000005</text:p>
      <text:p text:style-name="Standard"/>
      <text:p text:style-name="Standard">Accuracy train: 93.78666877746582</text:p>
      <text:p text:style-name="Standard"/>
      <text:p text:style-name="Standard">Accuracy test: <text:s/>93.07000041007996</text:p>
      <text:p text:style-name="Standard"/>
      <text:p text:style-name="Standard"/>
      <text:p text:style-name="Standard"><text:soft-page-break/></text:p>
      <text:p text:style-name="Standard"/>
      <text:p text:style-name="Standard">**softmax Adam <text:s/>mean_squared_error**</text:p>
      <text:p text:style-name="Standard"/>
      <text:p text:style-name="Standard">Training time: 15.671536000000003</text:p>
      <text:p text:style-name="Standard"/>
      <text:p text:style-name="Standard">Accuracy train: 93.99166703224182</text:p>
      <text:p text:style-name="Standard"/>
      <text:p text:style-name="Standard">Accuracy test: <text:s/>93.19000244140625</text:p>
      <text:p text:style-name="Standard"/>
      <text:h text:style-name="P42" text:outline-level="1">1.2. Resultados</text:h>
      <text:p text:style-name="P9"/>
      <text:p text:style-name="P24">Gracias a las pruebas del perceptron <text:span text:style-name="T5">podemos hacer varias hipotesis. SGD es un peor optimizador que Adam y RMSprop. Con una sola neurona, parece que la función de activación importa, pero no mucho. </text:span><text:span text:style-name="T6">Por otro lado, la función de coste de la media del error al cuadrado mejora significativamente los resultados de las combinaciones.</text:span></text:p>
      <text:p text:style-name="P24"/>
      <text:h text:style-name="Heading_20_2" text:outline-level="2">2.1 <text:span text:style-name="T8">Multicapa con </text:span><text:span text:style-name="T9">u</text:span><text:span text:style-name="T7">na capa oculta.</text:span></text:h>
      <text:p text:style-name="P2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6">Dos capas</text:p>
          </table:table-cell>
          <table:table-cell table:style-name="Table2.A1" office:value-type="string">
            <text:p text:style-name="P36">earlyStopping</text:p>
          </table:table-cell>
          <table:table-cell table:style-name="Table2.A1" office:value-type="string">
            <text:p text:style-name="P19">Capa oculta relu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19">**softmax <text:s/>SGD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SGD mean_squared_error 64**</text:p>
          </table:table-cell>
        </table:table-row>
        <table:table-row table:style-name="Table2.1"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33.317894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23.30974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77.6549994945526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72.680002450943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78.5199999809265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73.11000227928162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RMSprop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RMSprop 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44.45476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29.749688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9.48333501815796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9.0066647529602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7400004863739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7.53999710083008</text:p>
          </table:table-cell>
        </table:table-row>
        <text:soft-page-break/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Adam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Adam 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38.3582110000000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28.287138999999996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9.54000115394592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9.14166927337646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9099988937378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7.50999808311462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SGD <text:s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SGD 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35.07533699999999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25.780653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3.638330698013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2.81166791915894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3.7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2.79000163078308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RMSprop <text:s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RMSprop 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37.668443999999994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0.353694999999988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9.5133340358734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9.3149995803833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78000116348267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7.39000201225281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Adam <text:s/>categorical_crossentr<text:span text:style-name="T11">o</text:span>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Adam 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32.613226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28.355664999999988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9.7116684913635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9.40833449363708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ext:soft-page-break/>
        <table:table-row table:style-name="Table2.1">
          <table:table-cell table:style-name="Table2.A1" office:value-type="string">
            <text:p text:style-name="P19">Accuracy test: <text:s/>97.83999919891357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7.32000231742859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SGD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SGD 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34.8906670000000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25.483953999999983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77.07499861717224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73.27166795730591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77.9799997806549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74.14000034332275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RMSprop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RMSprop 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44.090851999999984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29.904609000000022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9.1866648197174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8.6383318901062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8.00999760627747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7.42000102996826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Adam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Adam 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38.0443630000000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29.740471999999983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9.194997549057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8.54833483695984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920000553131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7.17000126838684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SGD <text:s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SGD 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36.7934190000000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29.09911199999999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3.2566642761230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3.19833517074585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ext:soft-page-break/>
        <table:table-row table:style-name="Table2.1">
          <table:table-cell table:style-name="Table2.A1" office:value-type="string">
            <text:p text:style-name="P19">Accuracy test: <text:s/>93.4000015258789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3.09999942779541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RMSprop <text:s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RMSprop 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39.14729299999999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4.29400599999997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9.39833283424377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8.99166822433472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9399979114532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7.36999869346619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Adam <text:s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Adam 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31.85119500000002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1.838074000000006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9.4483351707458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8.9216685295105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75999784469604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7.03999757766724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Dos capas</text:p>
          </table:table-cell>
          <table:table-cell table:style-name="Table2.A1" office:value-type="string">
            <text:p text:style-name="P19">dropout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SGD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SGD 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39.901089999999996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27.391080999999996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78.96999716758728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70.65500020980835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79.9600005149841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71.1899995803833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RMSprop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RMSprop 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50.866808999999996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2.908857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ext:soft-page-break/>
        <table:table-row table:style-name="Table2.1">
          <table:table-cell table:style-name="Table2.A1" office:value-type="string">
            <text:p text:style-name="P19">Accuracy train: 99.1816639900207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8.416668176651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94999957084656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7.45000004768372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Adam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Adam 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43.63237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0.158513000000013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9.298334121704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8.65666627883911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8200018405914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7.17000126838684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SGD <text:s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SGD 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40.36688900000001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27.647940000000006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3.4199988842010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3.50666403770447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3.51999759674072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3.55000257492065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RMSprop <text:s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RMSprop 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50.124807000000004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2.191216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9.4283318519592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8.68166446685791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8.01999926567078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7.47999906539917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Adam <text:s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Adam 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<text:soft-page-break/>43.37372099999999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<text:soft-page-break/>30.239071999999993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9.54833388328552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9.00500178337097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8.0000019073486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7.51999974250793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SGD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SGD 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39.92885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27.292131000000012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75.5933344364166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70.41166424751282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75.94000101089478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71.17999792098999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RMSprop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RMSprop 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49.4447390000000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2.289356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8.8116681575775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7.79000282287598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9099988937378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7.11999893188477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Adam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Adam 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43.55064399999998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29.91670099999999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8.783332109451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7.9283332824707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78000116348267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7.02000021934509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SGD <text:s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SGD 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<text:soft-page-break/>41.975355000000036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<text:soft-page-break/>30.080921999999987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3.51500272750854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3.11166405677795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3.80000233650208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3.36000084877014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RMSprop <text:s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RMSprop 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51.42113899999998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4.647130000000004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9.3233323097229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8.62499833106995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8900015354156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7.26999998092651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Adam <text:s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Adam 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45.0556530000000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1.595039999999983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9.54000115394592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8.84166717529297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8.08999896049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7.61000275611877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Dos capas</text:p>
          </table:table-cell>
          <table:table-cell table:style-name="Table2.A1" office:value-type="string">
            <text:p text:style-name="P19">dropout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SGD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SGD 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44.08782499999999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25.544432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41.10333323478699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41.153332591056824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41.08000099658966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41.839998960494995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RMSprop <text:s/><text:soft-page-break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RMSprop <text:soft-page-break/>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54.21803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2.221284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8.4350025653839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7.34833240509033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49000072479248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6.4900016784668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Adam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Adam 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51.45602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0.178510000000003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8.5300004482269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7.65499830245972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380000352859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6.56999707221985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SGD <text:s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SGD 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38.88702699999999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28.348211000000006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88.8666689395904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88.62166404724121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89.38999772071838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89.30000066757202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RMSprop <text:s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RMSprop 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47.7742810000000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2.811518999999976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8.50000143051147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7.60333299636841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60000109672546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6.86999917030334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oftmax <text:s/>Adam <text:s/><text:soft-page-break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oftmax Adam <text:soft-page-break/>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41.8826510000000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0.096490999999986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8.7466692924499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7.86666631698608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61000275611877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6.82999849319458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SGD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SGD 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38.30607500000002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27.292911000000004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36.4516675472259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42.26166605949402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36.610001325607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44.359999895095825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RMSprop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RMSprop 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47.795276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2.98433899999998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7.5216686725616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6.3533341884613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6.7499971389770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5.78999876976013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Adam <text:s/>mean_squared_error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Adam mean_squared_error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41.76147400000002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0.063964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7.44666814804077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6.069997549057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6.71000242233276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5.46999931335449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SGD <text:s/><text:soft-page-break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SGD <text:soft-page-break/>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40.01716499999998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0.022293999999988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88.54166865348816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88.0649983882904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89.2899990081787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88.73000144958496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RMSprop <text:s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RMSprop 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49.82473599999997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4.83771899999999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8.2583343982696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7.14166522026062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2100019454956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6.29999995231628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**sigmoid <text:s/>Adam <text:s/>categorical_crossentropy <text:s/>128**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**sigmoid Adam categorical_crossentropy 64**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Training time: 43.6350300000000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Training time: 31.589635000000044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rain: 98.40166568756104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rain: 97.22999930381775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9">Accuracy test: <text:s/>97.2699999809265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9">Accuracy test: 96.42999768257141</text:p>
          </table:table-cell>
        </table:table-row>
      </table:table>
      <text:p text:style-name="Standard"/>
      <text:p text:style-name="P23"/>
      <text:p text:style-name="P26">Función de coste de regularización:</text:p>
      <text:p text:style-name="P26"/>
      <text:p text:style-name="P26">Dos capas dropout Capa oculta relu</text:p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1">L2</text:p>
            <text:p text:style-name="P21">**softmax <text:s/>relu <text:s/>empty <text:s/>RMSprop <text:s/>categorical_crossentropy <text:s/>128**</text:p>
            <text:p text:style-name="P21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8">L1</text:p>
            <text:p text:style-name="P29">**softmax <text:s/>relu <text:s/>empty <text:s/>RMSprop <text:s/>categorical_crossentropy <text:s/>128**</text:p>
            <text:p text:style-name="P19"/>
          </table:table-cell>
        </table:table-row>
        <text:soft-page-break/>
        <table:table-row table:style-name="Table3.1">
          <table:table-cell table:style-name="Table3.A1" office:value-type="string">
            <text:p text:style-name="P19">Training time: 46.107481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Training time: 58.290407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Accuracy train: 90.7450020313263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Accuracy train: 84.43999886512756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Accuracy test: <text:s/>90.9600019454956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Accuracy test: 84.83999967575073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**softmax <text:s/>relu <text:s/>empty <text:s/>Adam <text:s/>categorical_crossentropy <text:s/>128**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**softmax relu empty Adam categorical_crossentropy 128**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Training time: 42.107277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Training time: 102.35332100000001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Accuracy train: 91.03999733924866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Accuracy train: 84.39499735832214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Accuracy test: <text:s/>91.28999710083008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Accuracy test: 84.93000268936157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**sigmoid <text:s/>relu <text:s/>empty <text:s/>RMSprop <text:s/>categorical_crossentropy <text:s/>128**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**sigmoid relu empty RMSprop categorical_crossentropy 128**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Training time: 50.55031300000002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Training time: 49.13546299999999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Accuracy train: 90.23333191871643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Accuracy train: 11.236666887998581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Accuracy test: <text:s/>90.46000242233276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Accuracy test: 11.349999904632568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**sigmoid <text:s/>relu <text:s/>empty <text:s/>Adam <text:s/>categorical_crossentropy <text:s/>128**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**sigmoid relu empty Adam categorical_crossentropy 128**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Training time: 44.46426099999999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Training time: 44.02817200000001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Accuracy train: 90.77333211898804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Accuracy train: 11.236666887998581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Accuracy test: <text:s/><text:soft-page-break/>90.89999794960022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Accuracy test: <text:soft-page-break/>11.349999904632568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**softmax <text:s/>sigmoid <text:s/>empty <text:s/>RMSprop <text:s/>categorical_crossentropy <text:s/>128**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**softmax sigmoid empty RMSprop categorical_crossentropy 128**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Training time: 49.20316200000002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Training time: 49.310562000000004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Accuracy train: 86.18000149726868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Accuracy train: 11.236666887998581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Accuracy test: <text:s/>86.87999844551086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Accuracy test: 11.349999904632568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**softmax <text:s/>sigmoid <text:s/>empty <text:s/>Adam <text:s/>categorical_crossentropy <text:s/>128**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**softmax sigmoid empty Adam categorical_crossentropy 128**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Training time: 43.200874999999996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Training time: 43.34185299999996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Accuracy train: 85.23666858673096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Accuracy train: 11.236666887998581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Accuracy test: <text:s/>86.23999953269958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Accuracy test: 11.349999904632568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**sigmoid <text:s/>sigmoid <text:s/>empty <text:s/>RMSprop <text:s/>categorical_crossentropy <text:s/>128**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**sigmoid sigmoid empty RMSprop categorical_crossentropy 128**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Training time: 50.57176000000004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Training time: 50.78270500000002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Accuracy train: 85.4099988937378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Accuracy train: 11.236666887998581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Accuracy test: <text:s/>86.11999750137329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Accuracy test: 11.349999904632568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**sigmoid <text:s/>sigmoid <text:s/>empty <text:s/>Adam <text:s/>categorical_crossentropy <text:s/>128**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**sigmoid sigmoid empty Adam categorical_crossentropy 128**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ext:soft-page-break/>
        <table:table-row table:style-name="Table3.1">
          <table:table-cell table:style-name="Table3.A1" office:value-type="string">
            <text:p text:style-name="P19">Training time: 44.45918599999999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Training time: 44.59750700000001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Accuracy train: 85.83666682243347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Accuracy train: 11.236666887998581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9">Accuracy test: <text:s/>86.40000224113464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8">Accuracy test: 11.349999904632568</text:p>
          </table:table-cell>
        </table:table-row>
        <table:table-row table:style-name="Table3.1">
          <table:table-cell table:style-name="Table3.A1" office:value-type="string">
            <text:p text:style-name="P19"/>
            <text:p text:style-name="P19"/>
            <text:p text:style-name="P30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</table:table-row>
      </table:table>
      <text:p text:style-name="Standard">**softmax <text:s/>relu <text:s/>empty <text:s/>RMSprop <text:s/>categorical_crossentropy <text:s/>16**</text:p>
      <text:p text:style-name="Standard"/>
      <text:p text:style-name="Standard">Training time: 17.65788</text:p>
      <text:p text:style-name="Standard"/>
      <text:p text:style-name="Standard">Accuracy train: 94.50666904449463</text:p>
      <text:p text:style-name="Standard"/>
      <text:p text:style-name="Standard">Accuracy test: <text:s/>93.77999901771545</text:p>
      <text:p text:style-name="Standard"/>
      <text:p text:style-name="Standard">**softmax <text:s/>relu <text:s/>empty <text:s/>RMSprop <text:s/>categorical_crossentropy <text:s/>256**</text:p>
      <text:p text:style-name="Standard"/>
      <text:p text:style-name="Standard">Training time: 48.292018</text:p>
      <text:p text:style-name="Standard"/>
      <text:p text:style-name="Standard">Accuracy train: 99.62499737739563</text:p>
      <text:p text:style-name="Standard"/>
      <text:p text:style-name="Standard">Accuracy test: <text:s/>98.00000190734863</text:p>
      <text:p text:style-name="Standard"/>
      <text:p text:style-name="Standard">**softmax <text:s/>relu <text:s/>empty <text:s/>RMSprop <text:s/>categorical_crossentropy <text:s/>512**</text:p>
      <text:p text:style-name="Standard"/>
      <text:p text:style-name="Standard">Training time: 92.866116</text:p>
      <text:p text:style-name="Standard"/>
      <text:p text:style-name="Standard">Accuracy train: 99.75833296775818</text:p>
      <text:p text:style-name="Standard"/>
      <text:p text:style-name="Standard">Accuracy test: <text:s/>98.18000197410583</text:p>
      <text:p text:style-name="Standard"/>
      <text:p text:style-name="Standard">**softmax <text:s/>relu <text:s/>empty <text:s/>Adam <text:s/>categorical_crossentropy <text:s/>16**</text:p>
      <text:p text:style-name="Standard"/>
      <text:p text:style-name="Standard">Training time: 18.67625099999998</text:p>
      <text:p text:style-name="Standard"/>
      <text:p text:style-name="Standard">Accuracy train: 95.05333304405212</text:p>
      <text:p text:style-name="Standard"/>
      <text:p text:style-name="Standard">Accuracy test: <text:s/>94.24999952316284</text:p>
      <text:p text:style-name="Standard"/>
      <text:p text:style-name="Standard">**softmax <text:s/>relu <text:s/>empty <text:s/>Adam <text:s/>categorical_crossentropy <text:s/>256**</text:p>
      <text:p text:style-name="Standard"/>
      <text:p text:style-name="Standard">Training time: 58.05377300000001</text:p>
      <text:p text:style-name="Standard"/>
      <text:p text:style-name="Standard">Accuracy train: 99.72000122070312</text:p>
      <text:p text:style-name="Standard"><text:soft-page-break/></text:p>
      <text:p text:style-name="Standard">Accuracy test: <text:s/>98.19999933242798</text:p>
      <text:p text:style-name="Standard"/>
      <text:p text:style-name="Standard">**softmax <text:s/>relu <text:s/>empty <text:s/>Adam <text:s/>categorical_crossentropy <text:s/>512**</text:p>
      <text:p text:style-name="Standard"/>
      <text:p text:style-name="Standard">Training time: 88.84051099999999</text:p>
      <text:p text:style-name="Standard"/>
      <text:p text:style-name="Standard">Accuracy train: 99.79166388511658</text:p>
      <text:p text:style-name="Standard"/>
      <text:p text:style-name="Standard">Accuracy test: <text:s/>98.4000027179718</text:p>
      <text:p text:style-name="Standard"/>
      <text:p text:style-name="Standard"/>
      <text:h text:style-name="P46" text:outline-level="2">2.2. Resultados</text:h>
      <text:p text:style-name="P12"/>
      <text:p text:style-name="P11">Esta segunda prueba, con una multicapa, se ha intentado afirmar las hipótesis del peceptron.</text:p>
      <text:p text:style-name="P13"><text:span text:style-name="T12">Sin lugar a duda, SGD es mucho peor que RMSprop o Adam, Categorical_cossentropy ha conseguido mejores resultados con varias capas que mean_squared_error. </text:span><text:span text:style-name="T13">Dropout y EarlyStop están muy por encima que cualquier combinación de regularización. Aunque la diferencia es pequeña, parece que la función de activación softmax consigue siempre mejores resultados.</text:span></text:p>
      <text:p text:style-name="P14">Este último punto se puede argumentar porque softmax es mejor para clasificación multi-clase, la clasificación necesaria para este problema, mientras que sigmoid es mejor para clasificación con 2 clases.</text:p>
      <text:p text:style-name="P13"><text:span text:style-name="T14">La diferencia de neuronas en las capas es muy importante, cuando tenemos </text:span><text:span text:style-name="T15">muchas</text:span><text:span text:style-name="T14"> neuronas, conseguimos mejores resultados en la precisión, pero a veces no merece la pena invertir el tiempo necesario </text:span><text:span text:style-name="T15">con 512 </text:span><text:span text:style-name="T14">neuronas para conseguir un resultado ligeramente mejor que con </text:span><text:span text:style-name="T15">128</text:span><text:span text:style-name="T14">.</text:span></text:p>
      <text:p text:style-name="P13"/>
      <text:h text:style-name="P45" text:outline-level="1">3.1. Multicapa con 2 capas ocultas</text:h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9">3 capas</text:p>
          </table:table-cell>
          <table:table-cell table:style-name="Table4.A1" office:value-type="string">
            <text:p text:style-name="P19">dropout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3 capas</text:p>
          </table:table-cell>
          <table:table-cell table:style-name="Table4.A1" office:value-type="string">
            <text:p text:style-name="P19">earlystop</text:p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36">**softmax <text:s/>sigmoid <text:s/>sigmoid <text:s/>SGD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37">**softmax <text:s/>sigmoid <text:s/>sigmoid <text:s/>SGD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5.24124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35.095081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11.44166663289070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14.193333685398102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11.58000007271766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13.7999996542930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sigmoid <text:s/>sigmoid <text:s/>RMSprop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sigmoid <text:s/>sigmoid <text:s/>RMSprop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5.30280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5.657131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8.9516675472259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126666784286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7500021457672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63000011444092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sigmoid <text:s/>sigmoid <text:s/>Adam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sigmoid <text:s/>sigmoid <text:s/>Adam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8.973489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2.245982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0733325481414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3116676807403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5899994373321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5300014019012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sigmoid <text:s/>sigmoid <text:s/>SGD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sigmoid <text:s/>sigmoid <text:s/>SGD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7.4176020000000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38.881789999999995</text:p>
          </table:table-cell>
          <table:table-cell table:style-name="Table4.A1" office:value-type="string">
            <text:p text:style-name="P19"/>
          </table:table-cell>
        </table:table-row>
        <text:soft-page-break/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83.4033310413360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84.88166928291321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83.63999724388123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85.36999821662903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sigmoid <text:s/>sigmoid <text:s/>RMSprop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sigmoid <text:s/>sigmoid <text:s/>RMSprop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4.548383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9.851440999999994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3416666984558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37333464622498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7699995040893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680002450943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sigmoid <text:s/>sigmoid <text:s/>Adam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sigmoid <text:s/>sigmoid <text:s/>Adam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8.0053960000000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4.65960599999997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4883358478546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59666728973389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8399991989135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79999852180481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sigmoid <text:s/>sigmoid <text:s/>SGD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sigmoid <text:s/>sigmoid <text:s/>SGD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4.22924599999999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0.96781500000003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11.283333599567413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12.858332693576813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11.469999700784683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13.51999938488006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sigmoid <text:s/>sigmoid <text:s/>RMSprop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sigmoid <text:s/>sigmoid <text:s/>RMSprop <text:s/>mean_squared_error <text:s/>128**</text:p>
          </table:table-cell>
          <table:table-cell table:style-name="Table4.A1" office:value-type="string">
            <text:p text:style-name="P19"/>
          </table:table-cell>
        </table:table-row>
        <text:soft-page-break/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5.39991800000001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52.18064599999997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8.7216651439666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8.9516675472259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6000010967254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64000177383423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sigmoid <text:s/>sigmoid <text:s/>Adam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sigmoid <text:s/>sigmoid <text:s/>Adam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8.6275829999999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6.208797000000004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8.8216638565063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11333322525024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439998388290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6000010967254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sigmoid <text:s/>sigmoid <text:s/>SGD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sigmoid <text:s/>sigmoid <text:s/>SGD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5.7352490000000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3.11152200000003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78.4916639328003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83.1550002098083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78.810000419616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83.5399985313415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sigmoid <text:s/>sigmoid <text:s/>RMSprop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sigmoid <text:s/>sigmoid <text:s/>RMSprop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7.6364590000000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54.98299700000001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2433309555053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39333200454712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7800011634826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68999814987183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ext:soft-page-break/>
        <table:table-row table:style-name="Table4.1">
          <table:table-cell table:style-name="Table4.A1" office:value-type="string">
            <text:p text:style-name="P19">**sigmoid <text:s/>sigmoid <text:s/>sigmoid <text:s/>Adam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sigmoid <text:s/>sigmoid <text:s/>Adam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9.9471969999999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7.65179999999998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4799971580505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6533334255218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7100014686584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86999821662903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sigmoid <text:s/>relu <text:s/>SGD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sigmoid <text:s/>relu <text:s/>SGD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4.6738520000000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1.8191799999999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33.0833345651626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36.2333327531814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34.0799987316131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36.75000071525574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sigmoid <text:s/>relu <text:s/>RMSprop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sigmoid <text:s/>relu <text:s/>RMSprop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5.5343679999999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52.34720200000004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38666820526123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55666661262512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860002517700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8.15000295639038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sigmoid <text:s/>relu <text:s/>Adam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sigmoid <text:s/>relu <text:s/>Adam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8.7487919999999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39.25638600000002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4016647338867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51000213623047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7400004863739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82999753952026</text:p>
          </table:table-cell>
          <table:table-cell table:style-name="Table4.A1" office:value-type="string">
            <text:p text:style-name="P19"/>
          </table:table-cell>
        </table:table-row>
        <text:soft-page-break/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sigmoid <text:s/>relu <text:s/>SGD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sigmoid <text:s/>relu <text:s/>SGD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4.4091720000000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1.74820599999998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1.0083353519439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1.1616683006286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1.3800001144409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1.4900004863739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sigmoid <text:s/>relu <text:s/>RMSprop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sigmoid <text:s/>relu <text:s/>RMSprop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5.59220100000004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2.54780500000004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5733320713043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68166947364807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860002517700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9399979114532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sigmoid <text:s/>relu <text:s/>Adam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sigmoid <text:s/>relu <text:s/>Adam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8.93344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4.83085700000004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699997901916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70666766166687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8399991989135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87999987602234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sigmoid <text:s/>relu <text:s/>SGD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sigmoid <text:s/>relu <text:s/>SGD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4.34485000000006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1.89986099999999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36.99666559696197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32.9033344984054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36.97000145912170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32.2100013494491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ext:soft-page-break/>
        <table:table-row table:style-name="Table4.1">
          <table:table-cell table:style-name="Table4.A1" office:value-type="string">
            <text:p text:style-name="P19">**sigmoid <text:s/>sigmoid <text:s/>relu <text:s/>RMSprop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sigmoid <text:s/>relu <text:s/>RMSprop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5.45341000000007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52.83551299999999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38666820526123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51000213623047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8.0099976062774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97999858856201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sigmoid <text:s/>relu <text:s/>Adam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sigmoid <text:s/>relu <text:s/>Adam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8.5712280000000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5.80627600000002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453336000442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51833486557007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8.0199992656707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87999987602234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sigmoid <text:s/>relu <text:s/>SGD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sigmoid <text:s/>relu <text:s/>SGD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5.90963099999999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3.04105899999990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0.5950009822845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0.796667337417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0.8599972724914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1.29999876022339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sigmoid <text:s/>relu <text:s/>RMSprop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sigmoid <text:s/>relu <text:s/>RMSprop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6.9494540000000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38.04399899999998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6450006961822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58500266075134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8500008583068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96000123023987</text:p>
          </table:table-cell>
          <table:table-cell table:style-name="Table4.A1" office:value-type="string">
            <text:p text:style-name="P19"/>
          </table:table-cell>
        </table:table-row>
        <text:soft-page-break/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sigmoid <text:s/>relu <text:s/>Adam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sigmoid <text:s/>relu <text:s/>Adam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0.14610100000004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0.45360400000004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664998054504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75333213806152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8500008583068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97999858856201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relu <text:s/>sigmoid <text:s/>SGD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relu <text:s/>sigmoid <text:s/>SGD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5.0285270000001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1.85748100000001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34.391665458679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39.92833197116852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34.9799990653991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41.40999913215637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relu <text:s/>sigmoid <text:s/>RMSprop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relu <text:s/>sigmoid <text:s/>RMSprop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6.1220479999999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53.64725799999996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11166429519653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34666752815247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7800011634826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83999919891357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relu <text:s/>sigmoid <text:s/>Adam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relu <text:s/>sigmoid <text:s/>Adam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9.0518210000000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6.120959000000084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2816686630249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33833479881287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7599978446960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68999814987183</text:p>
          </table:table-cell>
          <table:table-cell table:style-name="Table4.A1" office:value-type="string">
            <text:p text:style-name="P19"/>
          </table:table-cell>
        </table:table-row>
        <text:soft-page-break/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relu <text:s/>sigmoid <text:s/>SGD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relu <text:s/>sigmoid <text:s/>SGD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4.6397210000000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1.81990499999983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0.5766665935516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0.8133327960968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0.82999825477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0.82999825477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relu <text:s/>sigmoid <text:s/>RMSprop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relu <text:s/>sigmoid <text:s/>RMSprop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5.69569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5.06838799999991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435001611709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21000003814697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7900028228759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61999845504761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relu <text:s/>sigmoid <text:s/>Adam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relu <text:s/>sigmoid <text:s/>Adam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8.9211399999999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1.30026700000007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62166547775269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39500093460083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8999972343444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65999913215637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relu <text:s/>sigmoid <text:s/>SGD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relu <text:s/>sigmoid <text:s/>SGD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4.73445699999979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1.68388100000015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30.85166811943054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32.659998536109924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31.54999911785125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32.12999999523163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ext:soft-page-break/>
        <table:table-row table:style-name="Table4.1">
          <table:table-cell table:style-name="Table4.A1" office:value-type="string">
            <text:p text:style-name="P19">**sigmoid <text:s/>relu <text:s/>sigmoid <text:s/>RMSprop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relu <text:s/>sigmoid <text:s/>RMSprop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5.9225370000001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53.0670790000001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134999513626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26499724388123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9399979114532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9200005531311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relu <text:s/>sigmoid <text:s/>Adam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relu <text:s/>sigmoid <text:s/>Adam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8.95596100000011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6.97918400000003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1733312606811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1833329200744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920000553131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81000018119812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relu <text:s/>sigmoid <text:s/>SGD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relu <text:s/>sigmoid <text:s/>SGD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6.1323640000000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4.23169200000006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0.1883304119110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0.64499735832214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0.5399978160858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1.07000231742859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relu <text:s/>sigmoid <text:s/>RMSprop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relu <text:s/>sigmoid <text:s/>RMSprop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7.40987900000004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54.57190800000012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3666648864746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54666495323181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7800011634826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81000018119812</text:p>
          </table:table-cell>
          <table:table-cell table:style-name="Table4.A1" office:value-type="string">
            <text:p text:style-name="P19"/>
          </table:table-cell>
        </table:table-row>
        <text:soft-page-break/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relu <text:s/>sigmoid <text:s/>Adam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relu <text:s/>sigmoid <text:s/>Adam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0.115319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7.12804800000003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3933320045471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56499934196472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6700007915496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5300014019012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relu <text:s/>relu <text:s/>SGD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relu <text:s/>relu <text:s/>SGD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4.7461029999999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1.8745300000000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72.0016658306121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72.3716676235199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72.2800016403198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73.11000227928162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relu <text:s/>relu <text:s/>RMSprop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relu <text:s/>relu <text:s/>RMSprop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5.5925530000001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5.2137909999999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459999799728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4666695594787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8900015354156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85000085830688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relu <text:s/>relu <text:s/>Adam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relu <text:s/>relu <text:s/>Adam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9.49642399999993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5.74302400000010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4666695594787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494999647140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8.0700016021728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71999716758728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ext:soft-page-break/>
        <table:table-row table:style-name="Table4.1">
          <table:table-cell table:style-name="Table4.A1" office:value-type="string">
            <text:p text:style-name="P19">**softmax <text:s/>relu <text:s/>relu <text:s/>SGD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relu <text:s/>relu <text:s/>SGD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4.8145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1.72139799999991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4.950002431869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5.01166939735413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4.9100017547607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4.760000705719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relu <text:s/>relu <text:s/>RMSprop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relu <text:s/>relu <text:s/>RMSprop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6.0634260000001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30.7288120000000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5533347129821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58500266075134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6599991321563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97000288963318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oftmax <text:s/>relu <text:s/>relu <text:s/>Adam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oftmax <text:s/>relu <text:s/>relu <text:s/>Adam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8.94770900000003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24.80253199999993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6949970722198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5000004768371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8.1100022792816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7699995040893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relu <text:s/>relu <text:s/>SGD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relu <text:s/>relu <text:s/>SGD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4.46196499999996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1.19779999999991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69.639998674392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73.94166588783264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70.24999856948853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75.04000067710876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relu <text:s/>relu <text:s/>RMSprop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relu <text:s/>relu <text:s/>RMSprop <text:s/>mean_squared_error <text:s/>128**</text:p>
          </table:table-cell>
          <table:table-cell table:style-name="Table4.A1" office:value-type="string">
            <text:p text:style-name="P19"/>
          </table:table-cell>
        </table:table-row>
        <text:soft-page-break/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5.481671000000006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36.3596750000001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5400011539459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41166639328003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8.08999896049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8.0700016021728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relu <text:s/>relu <text:s/>Adam <text:s/>mean_squared_error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relu <text:s/>relu <text:s/>Adam <text:s/>mean_squared_error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8.9727940000002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4.57956000000013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4650006294250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52666759490967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8.1000006198883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8.04999828338623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relu <text:s/>relu <text:s/>SGD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relu <text:s/>relu <text:s/>SGD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46.22533599999997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41.9047599999999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4.43333148956299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4.43666934967041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4.4299995899200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4.34999823570251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relu <text:s/>relu <text:s/>RMSprop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relu <text:s/>relu <text:s/>RMSprop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Training time: 56.8405780000002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28.957222999999885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699997901916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34333562850952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920000553131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72999882698059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**sigmoid <text:s/>relu <text:s/>relu <text:s/>Adam <text:s/>categorical_crossentropy <text:s/>128**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**sigmoid <text:s/>relu <text:s/>relu <text:s/>Adam <text:s/>categorical_crossentropy <text:s/>128**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ext:soft-page-break/>
        <table:table-row table:style-name="Table4.1">
          <table:table-cell table:style-name="Table4.A1" office:value-type="string">
            <text:p text:style-name="P19">Training time: 49.647547999999915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raining time: 27.344465000000127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rain: 99.5383322238922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rain: 99.24499988555908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Accuracy test: <text:s/>97.6300001144409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Accuracy test: <text:s/>97.46000170707703</text:p>
          </table:table-cell>
          <table:table-cell table:style-name="Table4.A1" office:value-type="string">
            <text:p text:style-name="P19"/>
          </table:table-cell>
        </table:table-row>
      </table:table>
      <text:p text:style-name="Standard"/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9">Capas con diferentes neuronas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36">**softmax <text:s/>relu <text:s/>relu <text:s/>Adam <text:s/>categorical_crossentropy <text:s/>1616**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36">**softmax <text:s/>relu <text:s/>relu <text:s/>Adam <text:s/>categorical_crossentropy <text:s/>6416**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Training time: 19.633005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Training time: 30.728782000000024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Accuracy train: 93.80666613578796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Accuracy train: 98.36999773979187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Accuracy test: <text:s/>93.26000213623047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Accuracy test: <text:s/>97.04999923706055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**softmax <text:s/>relu <text:s/>relu <text:s/>Adam <text:s/>categorical_crossentropy <text:s/>1632**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**softmax <text:s/>relu <text:s/>relu <text:s/>Adam <text:s/>categorical_crossentropy <text:s/>6432**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Training time: 21.700129000000004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Training time: 32.12904400000002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Accuracy train: 94.94166374206543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Accuracy train: 98.76166582107544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Accuracy test: <text:s/>94.31999921798706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Accuracy test: <text:s/>97.33999967575073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**softmax <text:s/>relu <text:s/>relu <text:s/>Adam <text:s/>categorical_crossentropy <text:s/>1664**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**softmax <text:s/>relu <text:s/>relu <text:s/>Adam <text:s/>categorical_crossentropy <text:s/>6464**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Training time: 24.227622999999994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Training time: 33.50150299999996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Accuracy train: 95.39666771888733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Accuracy train: 99.03333187103271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Accuracy test: <text:s/><text:soft-page-break/>94.45000290870667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Accuracy test: <text:s/><text:soft-page-break/>97.72999882698059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**softmax <text:s/>relu <text:s/>relu <text:s/>Adam <text:s/>categorical_crossentropy <text:s/>16128**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**softmax <text:s/>relu <text:s/>relu <text:s/>Adam <text:s/>categorical_crossentropy <text:s/>64128**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Training time: 27.545659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Training time: 38.083597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Accuracy train: 95.77000141143799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Accuracy train: 99.06833171844482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Accuracy test: <text:s/>94.80000138282776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Accuracy test: <text:s/>97.51999974250793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**softmax <text:s/>relu <text:s/>relu <text:s/>Adam <text:s/>categorical_crossentropy <text:s/>3216**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**softmax <text:s/>relu <text:s/>relu <text:s/>Adam <text:s/>categorical_crossentropy <text:s/>12816**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Training time: 25.251364999999993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Training time: 42.075226999999984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Accuracy train: 97.03999757766724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Accuracy train: 99.19666647911072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Accuracy test: <text:s/>95.87000012397766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Accuracy test: <text:s/>97.72999882698059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**softmax <text:s/>relu <text:s/>relu <text:s/>Adam <text:s/>categorical_crossentropy <text:s/>3232**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**softmax <text:s/>relu <text:s/>relu <text:s/>Adam <text:s/>categorical_crossentropy <text:s/>12832**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Training time: 26.418835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Training time: 43.770398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Accuracy train: 97.46666550636292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Accuracy train: 99.36500191688538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Accuracy test: <text:s/>96.24999761581421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Accuracy test: <text:s/>97.93000221252441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**softmax <text:s/>relu <text:s/>relu <text:s/>Adam <text:s/>categorical_crossentropy <text:s/>3264**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**softmax <text:s/>relu <text:s/>relu <text:s/>Adam <text:s/>categorical_crossentropy <text:s/>12864**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Training time: 27.956117000000006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Training time: 47.08993200000003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Accuracy train: 97.7400004863739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Accuracy train: 99.4783341884613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ext:soft-page-break/>
        <table:table-row table:style-name="Table5.1">
          <table:table-cell table:style-name="Table5.A1" office:value-type="string">
            <text:p text:style-name="P19">Accuracy test: <text:s/>96.46999835968018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Accuracy test: <text:s/>98.00000190734863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**softmax <text:s/>relu <text:s/>relu <text:s/>Adam <text:s/>categorical_crossentropy <text:s/>32128**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**softmax <text:s/>relu <text:s/>relu <text:s/>Adam <text:s/>categorical_crossentropy <text:s/>128128**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Training time: 30.612785000000002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Training time: 52.01180499999998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Accuracy train: 97.97166585922241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Accuracy train: 99.55833554267883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>Accuracy test: <text:s/>96.78999781608582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>Accuracy test: <text:s/>97.97999858856201</text:p>
          </table:table-cell>
        </table:table-row>
      </table:table>
      <text:p text:style-name="P32"/>
      <text:h text:style-name="P43" text:outline-level="1">3.1. Resultados</text:h>
      <text:p text:style-name="P16"/>
      <text:p text:style-name="P17"><text:span text:style-name="T16">En </text:span><text:span text:style-name="T18">las</text:span><text:span text:style-name="T16"> pruebas </text:span><text:span text:style-name="T18">donde cambiamos el número de neuronas</text:span><text:span text:style-name="T16"> hemos reducido el número de casos y combinaciones, eligiendo las combinaciones que, anteriormente, nos han dado los mejores resultados. En concreto, la combinación softmax en la capa final, relus en las capas ocultas</text:span><text:span text:style-name="T19">,</text:span><text:span text:style-name="T16"> optimizador Adam y coste categorical_crossentropy.</text:span></text:p>
      <text:p text:style-name="P17"><text:span text:style-name="T19">El uso de relus está justificado, dado que cuando el valor resultante de la neurona puede ser ignorado, se ignora, cosa que sigmoid no hace y siempre devuelve un valor distinto de cero, y cuando un valor es importante, cada vez es más importante, ya que la función es una pendiente, frente a la sigmoid que cuando un valor es importante, llega a un tope </text:span><text:span text:style-name="T20">donde</text:span><text:span text:style-name="T19"> no es más importante que otro.</text:span></text:p>
      <text:p text:style-name="P17"><text:span text:style-name="T19">Volviendo a las pruebas, d</text:span><text:span text:style-name="T16">e nuevo, la idea es la misma, el mejor resultado es sin duda 128 neuronas en las dos capas ocultas, pero </text:span><text:span text:style-name="T18">se pueden conseguir resultados muy similares con menos neuronas y en menos tiempo, como por ejemplo teniendo 64 en la primera capa y 128 en la segunda capa.</text:span></text:p>
      <text:p text:style-name="P31"/>
      <text:h text:style-name="P44" text:outline-level="1"><text:span text:style-name="T17">4.1. </text:span><text:span text:style-name="T10">Red neuronal convolucional</text:span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>acy: 0.6929</text:p>
          </table:table-cell>
        </table:table-row>
        <table:table-row table:style-name="Table6.1">
          <table:table-cell table:style-name="Table6.A1" office:value-type="string">
            <text:p text:style-name="P19">Test loss: 0.8454878926277161</text:p>
          </table:table-cell>
        </table:table-row>
        <table:table-row table:style-name="Table6.1">
          <table:table-cell table:style-name="Table6.A1" office:value-type="string">
            <text:p text:style-name="P19">Test accuracy: 0.8388000130653381</text:p>
          </table:table-cell>
        </table:table-row>
      </table:table>
      <text:p text:style-name="Standard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actica</dc:title>
    <meta:editing-duration>P1DT21H38M18S</meta:editing-duration>
    <meta:editing-cycles>39</meta:editing-cycles>
    <meta:generator>LibreOffice/7.0.3.1$Linux_X86_64 LibreOffice_project/00$Build-1</meta:generator>
    <meta:creation-date>2020-12-27T17:33:49.216798663</meta:creation-date>
    <dc:date>2021-01-04T17:44:57.772663379</dc:date>
    <meta:document-statistic meta:table-count="6" meta:image-count="0" meta:object-count="0" meta:page-count="32" meta:paragraph-count="999" meta:word-count="3623" meta:character-count="35799" meta:non-whitespace-character-count="32261"/>
    <meta:template xlink:type="simple" xlink:actuate="onRequest" xlink:title="practica" xlink:href="../memoria.odt" meta:date="2020-12-27T17:33:47.163489797"/>
  </office:meta>
</office:document-meta>
</file>